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5.5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21.17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10"/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umno: D./Dª Francisco Beltrán Sánchez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lementos de la práctica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e Malla3D (implementación correcta)</text:p>
          </table:table-cell>
          <table:table-cell office:value-type="float" office:value="0.03" calcext:value-type="float">
            <text:p><text:s/>0,03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e Cubo (Creación correcta de Geometría y Topología ) </text:p>
          </table:table-cell>
          <table:table-cell office:value-type="float" office:value="0.03" calcext:value-type="float">
            <text:p><text:s/>0,03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e Tetraedro (Creación correcta de Geometría y Topología) </text:p>
          </table:table-cell>
          <table:table-cell office:value-type="float" office:value="0.03" calcext:value-type="float">
            <text:p><text:s/>0,03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bujado en modo inmediato (glDrawElements) </text:p>
          </table:table-cell>
          <table:table-cell office:value-type="float" office:value="0.03" calcext:value-type="float">
            <text:p><text:s/>0,03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bujado en modo diferido (VBO) </text:p>
          </table:table-cell>
          <table:table-cell office:value-type="float" office:value="0.08" calcext:value-type="float">
            <text:p><text:s/>0,08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o de ColorArray para el color </text:p>
          </table:table-cell>
          <table:table-cell office:value-type="float" office:value="0.03" calcext:value-type="float">
            <text:p><text:s/>0,03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ualización modo puntos </text:p>
          </table:table-cell>
          <table:table-cell office:value-type="float" office:value="0.04" calcext:value-type="float">
            <text:p><text:s/>0,04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ualización modo alambre </text:p>
          </table:table-cell>
          <table:table-cell office:value-type="float" office:value="0.04" calcext:value-type="float">
            <text:p><text:s/>0,04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ualización modo sólido </text:p>
          </table:table-cell>
          <table:table-cell office:value-type="float" office:value="0.04" calcext:value-type="float">
            <text:p><text:s/>0,04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ualización modo ajedrez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LL_FACE habilitado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rga y visualiza PLY (con clase propia) </text:p>
          </table:table-cell>
          <table:table-cell office:value-type="float" office:value="0.08" calcext:value-type="float">
            <text:p><text:s/>0,08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e ObjRevolucion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tructor de revolución a partir de perfil .ply</text:p>
          </table:table-cell>
          <table:table-cell office:value-type="float" office:value="0.04" calcext:value-type="float">
            <text:p><text:s/>0,04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tructor de revolución a partir de vector de puntos </text:p>
          </table:table-cell>
          <table:table-cell office:value-type="float" office:value="0.04" calcext:value-type="float">
            <text:p><text:s/>0,04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eración correcta de geometría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eración correcta de topología en cualquier sentido </text:p>
          </table:table-cell>
          <table:table-cell office:value-type="float" office:value="0.08" calcext:value-type="float">
            <text:p><text:s/>0,08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tección de existencia de tapas </text:p>
          </table:table-cell>
          <table:table-cell office:value-type="float" office:value="0.1" calcext:value-type="float">
            <text:p><text:s/>0,10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tructores con argumento para crear o no tapas </text:p>
          </table:table-cell>
          <table:table-cell office:value-type="float" office:value="0.08" calcext:value-type="float">
            <text:p><text:s/>0,08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ualización opcional de tapas en tiempo de ejecución </text:p>
          </table:table-cell>
          <table:table-cell office:value-type="float" office:value="0.08" calcext:value-type="float">
            <text:p><text:s/>0,08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rios objetos simultáneos en la escena </text:p>
          </table:table-cell>
          <table:table-cell office:value-type="float" office:value="0.08" calcext:value-type="float">
            <text:p><text:s/>0,08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tra: rotación de perfil en cualquier eje </text:p>
          </table:table-cell>
          <table:table-cell office:value-type="float" office:value="0.075" calcext:value-type="float">
            <text:p><text:s/>0,075 <text:s text:c="2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álculo correcto de las normales en los vértices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s ejes se siguen viendo en color plano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o de array de normales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lementación correcta clase Luz (y subclases)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y al menos una luz direccional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y al menos una luz puntual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o de visualización sombreado suave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4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ación automática de los 3 grados de libertad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: Aumento/Disminución de velocidad general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: Aumento/Disminución de velocidad para cada grado por separado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ignación correcta de coordenadas de texturas en cuadro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ación de la luz puntual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: Hay en la escena un cilindro texturizado (p.ej. lata de refresco) o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 cámara activa se mueve en torno al objeto seleccionado con el ratón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 puede hacer zoom con cada cámar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 seleccionan objetos en la escena iluminada con materiales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 camara activa, sin objeto seleccionado, se mueve en primera person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 cámaras conservan su estado al pasar de una a otra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: Los objetos seleccionables se visualizan de forma especial </text:p>
          </table:table-cell>
          <table:table-cell office:value-type="float" office:value="0.125" calcext:value-type="float">
            <text:p><text:s/>0,125 <text:s text:c="2"/></text:p>
          </table:table-cell>
          <table:table-cell table:number-columns-repeated="102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a1" table:target-range-address="Hoja1.A4:Hoja1.G6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loext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loext:min-decimal-places="2" number:min-integer-digits="1" number:grouping="true"/>
      <number:text>   </number:text>
    </number:number-style>
    <number:number-style style:name="N105">
      <number:text>-</number:text>
      <number:number number:decimal-places="2" loext:min-decimal-places="2" number:min-integer-digits="1" number:grouping="true"/>
      <number:text>   </number:text>
    </number:number-style>
    <number:number-style style:name="N106">
      <number:text>-</number:text>
      <number:number number:decimal-places="0" loext:min-decimal-places="0" number:min-integer-digits="2"/>
      <number:text>   </number:text>
    </number:number-style>
    <number:number-style style:name="N108">
      <number:text> </number:text>
      <number:number number:decimal-places="3" loext:min-decimal-places="3" number:min-integer-digits="1" number:grouping="true"/>
      <number:text>   </number:text>
    </number:number-style>
    <number:number-style style:name="N109">
      <number:text>-</number:text>
      <number:number number:decimal-places="3" loext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loext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Millares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7">00/00/0000</text:date>, <text:time style:data-style-name="N2" text:time-value="16:27:52.57723661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fjmel</meta:initial-creator>
    <meta:creation-date>2019-10-11T16:56:56Z</meta:creation-date>
    <dc:date>2019-10-17T16:28:21.940481044</dc:date>
    <meta:editing-duration>PT2M22S</meta:editing-duration>
    <meta:editing-cycles>2</meta:editing-cycles>
    <meta:document-statistic meta:table-count="1" meta:cell-count="139" meta:object-count="0"/>
  </office:meta>
</office:document-meta>
</file>